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</office:automatic-styles>
  <office:body>
    <office:text>
      <text:h text:style-name="Heading_20_1" text:outline-level="1"><text:bookmark-start text:name="alan-marcell-de-oliveira"/>Alan Marcell de Oliveira<text:bookmark-end text:name="alan-marcell-de-oliveira"/></text:h>
      <text:p text:style-name="First_20_paragraph"><text:span text:style-name="T1">Email:</text:span> <text:a xlink:type="simple" xlink:href="mailto:alanmarcell@live.com" office:name=""><text:span text:style-name="Definition">alanmarcell@live.com</text:span></text:a><text:line-break/><text:span text:style-name="T1">Github:</text:span> <text:a xlink:type="simple" xlink:href="github.com/alanmarcell" office:name=""><text:span text:style-name="Definition">github.com/alanmarcell</text:span></text:a><text:line-break/><text:span text:style-name="T1">Linkedin:</text:span> <text:a xlink:type="simple" xlink:href="https://linkedin.com/in/alanmarcell" office:name=""><text:span text:style-name="Definition">linkedin.com/in/alanmarcell</text:span></text:a></text:p>
      <text:p text:style-name="Horizontal_20_Line"/>
      <text:h text:style-name="Heading_20_2" text:outline-level="2"><text:bookmark-start text:name="resumo"/>## Resumo<text:bookmark-end text:name="resumo"/></text:h>
      <text:h text:style-name="Heading_20_3" text:outline-level="3"><text:bookmark-start text:name="objetivo-profissional"/>Objetivo Profissional<text:bookmark-end text:name="objetivo-profissional"/></text:h>
      <text:p text:style-name="First_20_paragraph">FullStack Developer</text:p>
      <text:p text:style-name="Horizontal_20_Line"/>
      <text:h text:style-name="Heading_20_3" text:outline-level="3"><text:bookmark-start text:name="tecnologias-preferidas"/>Tecnologias preferidas<text:bookmark-end text:name="tecnologias-preferidas"/></text:h>
      <text:p text:style-name="First_20_paragraph">React, React Native, Redux, GraphQL, NodeJS, Docker, ES6, Postgre, MongoDB, Detox, Cypress, Jest.</text:p>
      <text:p text:style-name="Horizontal_20_Line"/>
      <text:h text:style-name="Heading_20_3" text:outline-level="3"><text:bookmark-start text:name="metodologias-preferidas"/>Metodologias preferidas<text:bookmark-end text:name="metodologias-preferidas"/></text:h>
      <text:p text:style-name="First_20_paragraph">Functional Programming, Test Driven Design (TDD), Clean Code, Mobile First, Agile, Micro-services, Event Oriented Architecture, Serverless.</text:p>
      <text:p text:style-name="Horizontal_20_Line"/>
      <text:h text:style-name="Heading_20_3" text:outline-level="3"><text:bookmark-start text:name="ferramentas-preferidas"/>Ferramentas preferidas<text:bookmark-end text:name="ferramentas-preferidas"/></text:h>
      <text:p text:style-name="First_20_paragraph">Visual Studio Code, Gitlab, Manjaro Linux, MacOS, Terminator, Fish, Travis, Netlify, Bitrise, Dynatrace, JMeter, NPM Registry.</text:p>
      <text:p text:style-name="Horizontal_20_Line"/>
      <text:h text:style-name="Heading_20_2" text:outline-level="2"><text:bookmark-start text:name="experiência-profissional"/>## Experiência profissional<text:bookmark-end text:name="experiência-profissional"/></text:h>
      <text:h text:style-name="Heading_20_3" text:outline-level="3"><text:bookmark-start text:name="qintess"/><text:span text:style-name="T1">Qintess</text:span><text:bookmark-end text:name="qintess"/></text:h>
      <text:p text:style-name="First_20_paragraph"><text:span text:style-name="T1">Fullstack Engineer</text:span> - <text:span text:style-name="Source_Text">20/04/2020 - Current</text:span></text:p>
      <text:h text:style-name="Heading_20_4" text:outline-level="4"><text:bookmark-start text:name="natura---global-sales-platform---technical-evolutions-squad"/>Natura - Global Sales Platform - Technical Evolutions Squad<text:bookmark-end text:name="natura---global-sales-platform---technical-evolutions-squad"/></text:h>
      <text:p text:style-name="First_20_paragraph">Nesse time, nossos principais objetivos eram aumentar o desempenho e a resiliência enquanto diminuíamos o custo de infraestrutura. O apdex inicial foi de 0,79 e após 6 meses de evoluções técnicas atingiu 0,96. Essa conquista não demandou nenhum incremento no custo de infraestrutura, melhor ainda, conseguimos reduzir o custo em cerca de 5%.</text:p>
      <text:list text:style-name="L1">
        <text:list-item>
          <text:p text:style-name="P1"><text:span text:style-name="T1">Principais tecnologias:</text:span> NodeJS, ReactJS, GraphQL, Postgre, Scylla, Docker, AWS, Jest, Jenkins, Dynatrace, JMeter, NPM Registry.</text:p>
        </text:list-item>
        <text:list-item>
          <text:p text:style-name="P1"><text:span text:style-name="T1">Principais metodologias:</text:span> Micro-services, Serverless, Event Oriented Architecture, Agile, Object Oriented Programming</text:p>
        </text:list-item>
      </text:list>
      <text:p text:style-name="Horizontal_20_Line"/>
      <text:h text:style-name="Heading_20_3" text:outline-level="3"><text:bookmark-start text:name="amodev---consultor-associado"/><text:span text:style-name="T1">Amodev</text:span> - Consultor Associado<text:bookmark-end text:name="amodev---consultor-associado"/></text:h>
      <text:h text:style-name="Heading_20_4" text:outline-level="4"><text:bookmark-start text:name="budbuds.us---ferramenta-de-avaliação-e-controle-de-safra"/>Budbuds.us - Ferramenta de avaliação e controle de safra<text:bookmark-end text:name="budbuds.us---ferramenta-de-avaliação-e-controle-de-safra"/></text:h>
      <text:p text:style-name="First_20_paragraph"><text:span text:style-name="T1">Fullstack Engineer</text:span> - <text:span text:style-name="Source_Text">01/11/2017 – Atual</text:span></text:p>
      <text:p text:style-name="Text_20_body">Aplicativo de plataforma cruzada de avaliação e controle de safra desenvolvido em React Native</text:p>
      <text:list text:style-name="L2">
        <text:list-item>
          <text:p text:style-name="P2"><text:span text:style-name="T1">Principais tecnologias:</text:span> React Native, Graphql, NodeJs, Docker, Hapi, Postgre, Redux, Redux-Saga, Detox, Jest, Enzyme</text:p>
        </text:list-item>
        <text:list-item>
          <text:p text:style-name="P2"><text:span text:style-name="T1">Principais metodologias:</text:span> Clean Code, TDD, MVP Canvas</text:p>
        </text:list-item>
      </text:list>
      <text:p text:style-name="First_20_paragraph"><text:a xlink:type="simple" xlink:href="https://play.google.com/store/apps/details?id=us.budbuds" office:name=""><text:span text:style-name="Definition"><draw:frame draw:name="img1" svg:width="28.896321070234112pt" svg:height="9.632107023411372pt"><draw:image xlink:href="Pictures/0.png" xlink:type="simple" xlink:show="embed" xlink:actuate="onLoad"/></draw:frame></text:span></text:a> <text:a xlink:type="simple" xlink:href="https://itunes.apple.com/us/app/budbuds-us/id1112825348" office:name=""><text:span text:style-name="Definition"><draw:frame draw:name="img2" svg:width="97.07865168539325pt" svg:height="32.359550561797754pt"><draw:image xlink:href="Pictures/1.png" xlink:type="simple" xlink:show="embed" xlink:actuate="onLoad"/></draw:frame></text:span></text:a></text:p>
      <text:h text:style-name="Heading_20_4" text:outline-level="4"><text:bookmark-start text:name="dong---de-olho-na-gôndola"/>DONG - De olho na gôndola<text:bookmark-end text:name="dong---de-olho-na-gôndola"/></text:h>
      <text:p text:style-name="First_20_paragraph"><text:span text:style-name="T1">Fullstack Engineer</text:span> - <text:span text:style-name="Source_Text">01/03/2019 – 01/09/2019</text:span></text:p>
      <text:p text:style-name="Text_20_body">Aplicativo de trade marketing com GPS geolocalizado, backoffice de coleta de dados dinâmica controlada, histórico de visitas, etc.</text:p>
      <text:list text:style-name="L3">
        <text:list-item>
          <text:p text:style-name="P3"><text:span text:style-name="T1">Principais tecnologias:</text:span> React Native, GraphQL, NodeJs, Hapi, SQL Server, Redux</text:p>
        </text:list-item>
        <text:list-item>
          <text:p text:style-name="P3"><text:span text:style-name="T1">Principais metodologias:</text:span> Clean Code, TDD, Functional programming</text:p>
        </text:list-item>
      </text:list>
      <text:p text:style-name="First_20_paragraph"><text:a xlink:type="simple" xlink:href="https://play.google.com/store/apps/details?id=com.appmais" office:name=""><text:span text:style-name="Definition"><draw:frame draw:name="img3" svg:width="28.896321070234112pt" svg:height="9.632107023411372pt"><draw:image xlink:href="Pictures/2.png" xlink:type="simple" xlink:show="embed" xlink:actuate="onLoad"/></draw:frame></text:span></text:a></text:p>
      <text:h text:style-name="Heading_20_4" text:outline-level="4"><text:bookmark-start text:name="bitpreço-simulador-clube-bitcoin---cripto-currency-marketplace-and-simulator"/><text:a xlink:type="simple" xlink:href="https://market.bitpreco.com" office:name=""><text:span text:style-name="Definition">bitPreço</text:span></text:a> / <text:a xlink:type="simple" xlink:href="https://simulador.clubebitcoin.net/login" office:name=""><text:span text:style-name="Definition">Simulador Clube Bitcoin</text:span></text:a> - Cripto Currency Marketplace and Simulator<text:bookmark-end text:name="bitpreço-simulador-clube-bitcoin---cripto-currency-marketplace-and-simulator"/></text:h>
      <text:p text:style-name="First_20_paragraph"><text:span text:style-name="T1">Front-end Architect</text:span> - <text:span text:style-name="Source_Text">06/2018 – 10/2018</text:span></text:p>
      <text:p text:style-name="Text_20_body">Inicialmente, um projeto de troca de moedas criptográficas que acabou se transformando em um mercado de moedas criptográficas. Conta ainda com o Simulador Club Bitcoin, um simulador para o mercado de criptomoedas.</text:p>
      <text:list text:style-name="L4">
        <text:list-item>
          <text:p text:style-name="P4"><text:span text:style-name="T1">Principais tecnologias:</text:span> ReactJS, RestAPI, Redux, Redux-Saga, Material-UI, Cypress, Jest, Enzyme, StoryBook</text:p>
        </text:list-item>
        <text:list-item>
          <text:p text:style-name="P4"><text:span text:style-name="T1">Principais metodologias:</text:span> Clean Code, TDD, Mobile First, Lean Startup</text:p>
        </text:list-item>
      </text:list>
      <text:p text:style-name="Horizontal_20_Line"/>
      <text:h text:style-name="Heading_20_3" text:outline-level="3"><text:bookmark-start text:name="devires-tecnologia"/><text:span text:style-name="T1">Devires Tecnologia</text:span><text:bookmark-end text:name="devires-tecnologia"/></text:h>
      <text:p text:style-name="First_20_paragraph"><text:span text:style-name="T1">Fullstack Engineer</text:span> - <text:span text:style-name="Source_Text">01/08/2019 - 27/03/2020</text:span></text:p>
      <text:h text:style-name="Heading_20_4" text:outline-level="4"><text:bookmark-start text:name="qsaúde-web-ecommerce-portal"/>QSaúde Web Ecommerce Portal<text:bookmark-end text:name="qsaúde-web-ecommerce-portal"/></text:h>
      <text:p text:style-name="First_20_paragraph">Portal web para adesão ao plano de saúde</text:p>
      <text:list text:style-name="L5">
        <text:list-item>
          <text:p text:style-name="P5"><text:span text:style-name="T1">Principais tecnologias:</text:span> ReactJS, GraphQL, NodeJS, SQL Server, Typescript, Docker, Azure, Jest, Cypress</text:p>
        </text:list-item>
        <text:list-item>
          <text:p text:style-name="P5"><text:span text:style-name="T1">Principais metodologias:</text:span> Clean Architecture, Agile, Scrum, Object Oriented Programming</text:p>
        </text:list-item>
      </text:list>
      <text:h text:style-name="Heading_20_4" text:outline-level="4"><text:bookmark-start text:name="qsaúde-mobile-application"/>QSaúde Mobile Application<text:bookmark-end text:name="qsaúde-mobile-application"/></text:h>
      <text:p text:style-name="First_20_paragraph">Aplicativo para plano de saúde com funcionalidades como telemedicina, agendamento de consultas, mapa de hospitais, consultórios e laboratórios, questionário pessoal de saúde entre outros recursos.</text:p>
      <text:list text:style-name="L6">
        <text:list-item>
          <text:p text:style-name="P6"><text:span text:style-name="T1">Principais tecnologias:</text:span> React Native, GraphQL, NodeJS, Typescript, Azure, Jest, Detox</text:p>
        </text:list-item>
        <text:list-item>
          <text:p text:style-name="P6"><text:span text:style-name="T1">Principais metodologias:</text:span> Agile, Scrum, Functional Programming</text:p>
        </text:list-item>
      </text:list>
      <text:p text:style-name="First_20_paragraph"><text:a xlink:type="simple" xlink:href="https://play.google.com/store/apps/details?id=br.com.qsaude&amp;hl=es_BO" office:name=""><text:span text:style-name="Definition"><draw:frame draw:name="img4" svg:width="28.896321070234112pt" svg:height="9.632107023411372pt"><draw:image xlink:href="Pictures/3.png" xlink:type="simple" xlink:show="embed" xlink:actuate="onLoad"/></draw:frame></text:span></text:a> <text:a xlink:type="simple" xlink:href="https://apps.apple.com/br/app/qsa%C3%BAde/id1449620787" office:name=""><text:span text:style-name="Definition"><draw:frame draw:name="img5" svg:width="97.07865168539325pt" svg:height="32.359550561797754pt"><draw:image xlink:href="Pictures/4.png" xlink:type="simple" xlink:show="embed" xlink:actuate="onLoad"/></draw:frame></text:span></text:a></text:p>
      <text:p text:style-name="Horizontal_20_Line"/>
      <text:h text:style-name="Heading_20_3" text:outline-level="3"><text:bookmark-start text:name="accenture"/><text:span text:style-name="T1">Accenture</text:span><text:bookmark-end text:name="accenture"/></text:h>
      <text:p text:style-name="First_20_paragraph"><text:span text:style-name="T1">Analista de Integração de Negócios Digitais</text:span> - <text:span text:style-name="Source_Text">01/08/2017 – 01/11/2017</text:span></text:p>
      <text:h text:style-name="Heading_20_4" text:outline-level="4"><text:bookmark-start text:name="vai-de-visa---aplicativo-da-web-campanha-da-visa"/>Vai de Visa - Aplicativo da web campanha da Visa<text:bookmark-end text:name="vai-de-visa---aplicativo-da-web-campanha-da-visa"/></text:h>
      <text:list text:style-name="L7">
        <text:list-item>
          <text:p text:style-name="P7"><text:span text:style-name="T1">Principal tecnologia:</text:span> Angular 4</text:p>
        </text:list-item>
      </text:list>
      <text:p text:style-name="Horizontal_20_Line"/>
      <text:h text:style-name="Heading_20_3" text:outline-level="3"><text:bookmark-start text:name="fcamara-treinamento-e-consultoria"/><text:span text:style-name="T1">FCamara Treinamento e Consultoria</text:span><text:bookmark-end text:name="fcamara-treinamento-e-consultoria"/></text:h>
      <text:p text:style-name="First_20_paragraph"><text:span text:style-name="T1">Fullstack Developer</text:span> - <text:span text:style-name="Source_Text">07/04/2017 – 09/06/2017</text:span></text:p>
      <text:h text:style-name="Heading_20_4" text:outline-level="4"><text:bookmark-start text:name="linkapi"/>Linkapi<text:bookmark-end text:name="linkapi"/></text:h>
      <text:p text:style-name="First_20_paragraph">Plataforma de Integração</text:p>
      <text:list text:style-name="L8">
        <text:list-item>
          <text:p text:style-name="P8"><text:span text:style-name="T1">Principais tecnologias:</text:span> NodeJS, MongoDB, Docker, RabbitMQ, Pm2, Mocha, ES6, AngularJs</text:p>
        </text:list-item>
        <text:list-item>
          <text:p text:style-name="P8"><text:span text:style-name="T1">Principais metodologias:</text:span> Clean Code, TDD, MVP Canvas</text:p>
        </text:list-item>
      </text:list>
      <text:p text:style-name="First_20_paragraph"><text:span text:style-name="T1">Estagiário</text:span> - <text:span text:style-name="Source_Text">07/12/2016 – 07/04/2017</text:span></text:p>
      <text:h text:style-name="Heading_20_4" text:outline-level="4"><text:bookmark-start text:name="bematech-gdi"/>Bematech GDI<text:bookmark-end text:name="bematech-gdi"/></text:h>
      <text:p text:style-name="First_20_paragraph">App in Ionic 2 for POS Report Management</text:p>
      <text:list text:style-name="L9">
        <text:list-item>
          <text:p text:style-name="P9"><text:span text:style-name="T1">Principais tecnologias:</text:span> Ionic 2, Angular2, Typescript</text:p>
        </text:list-item>
      </text:list>
      <text:p text:style-name="First_20_paragraph"><text:a xlink:type="simple" xlink:href="https://play.google.com/store/apps/details?id=com.bematech.gdi" office:name=""><text:span text:style-name="Definition"><draw:frame draw:name="img6" svg:width="28.896321070234112pt" svg:height="9.632107023411372pt"><draw:image xlink:href="Pictures/5.png" xlink:type="simple" xlink:show="embed" xlink:actuate="onLoad"/></draw:frame></text:span></text:a> <text:a xlink:type="simple" xlink:href="https://itunes.apple.com/br/app/bematech-gdi/id1062372210" office:name=""><text:span text:style-name="Definition"><draw:frame draw:name="img7" svg:width="97.07865168539325pt" svg:height="32.359550561797754pt"><draw:image xlink:href="Pictures/6.png" xlink:type="simple" xlink:show="embed" xlink:actuate="onLoad"/></draw:frame></text:span></text:a></text:p>
      <text:h text:style-name="Heading_20_4" text:outline-level="4"><text:bookmark-start text:name="asp.net-e-commerce-performance-analysis"/>ASP.NET E-commerce performance analysis<text:bookmark-end text:name="asp.net-e-commerce-performance-analysis"/></text:h>
      <text:list text:style-name="L10">
        <text:list-item>
          <text:p text:style-name="P10"><text:span text:style-name="T1">Principais tecnologia:</text:span> Visual Studio Web Test, New Relic, Dynatrace, Fiddler</text:p>
        </text:list-item>
      </text:list>
      <text:h text:style-name="Heading_20_5" text:outline-level="5"><text:bookmark-start text:name="vencedor-do-big-hackaton-onu-na-campus-party-10---projeto-health-keeper"/>Vencedor do Big Hackaton-ONU na Campus Party 10 - Projeto Health Keeper<text:bookmark-end text:name="vencedor-do-big-hackaton-onu-na-campus-party-10---projeto-health-keeper"/></text:h>
      <text:list text:style-name="L11">
        <text:list-item>
          <text:p text:style-name="P11"><text:span text:style-name="T1">Principais tecnologias:</text:span> AngularJs, NodeJS, MongoDB, Express</text:p>
        </text:list-item>
      </text:list>
      <text:p text:style-name="Horizontal_20_Line"/>
      <text:h text:style-name="Heading_20_3" text:outline-level="3"><text:bookmark-start text:name="ângelo-ocanã-consultoria-e-treinamento"/><text:span text:style-name="T1">Ângelo Ocanã Consultoria e Treinamento</text:span><text:bookmark-end text:name="ângelo-ocanã-consultoria-e-treinamento"/></text:h>
      <text:p text:style-name="First_20_paragraph"><text:span text:style-name="T1">Estagiário</text:span> - <text:span text:style-name="Source_Text">13/04/2016 – 13/10/2016</text:span></text:p>
      <text:h text:style-name="Heading_20_4" text:outline-level="4"><text:bookmark-start text:name="section"/><text:bookmark-end text:name="section"/></text:h>
      <text:p text:style-name="First_20_paragraph">Staffgeist - Web App para Avaliação do Local de Trabalho</text:p>
      <text:list text:style-name="L12">
        <text:list-item>
          <text:p text:style-name="P12"><text:span text:style-name="T1">Principais tecnologias:</text:span> MVC, API, Angular JS, .NET 4.5 using C# language</text:p>
        </text:list-item>
        <text:list-item>
          <text:p text:style-name="P12"><text:span text:style-name="T1">Principais metodologias:</text:span> Domain Driven Design (DDD), Test Domain Development (TDD)</text:p>
        </text:list-item>
        <text:list-item>
          <text:p text:style-name="P12"><text:span text:style-name="T1">Database:</text:span> MongoDB</text:p>
        </text:list-item>
      </text:list>
      <text:p text:style-name="Horizontal_20_Line"/>
      <text:h text:style-name="Heading_20_3" text:outline-level="3"><text:bookmark-start text:name="reorder-it-consulting"/><text:span text:style-name="T1">Reorder IT Consulting</text:span><text:bookmark-end text:name="reorder-it-consulting"/></text:h>
      <text:p text:style-name="First_20_paragraph"><text:span text:style-name="T1">Analista de suporte</text:span> - <text:span text:style-name="Source_Text">19/08/2016 – 13/06/2016</text:span></text:p>
      <text:p text:style-name="Text_20_body">Suporte de Data Center Tier III: T-Systems: Gerenciamento de fitas de backup, servidor físico e monitoramento de infraestrutura, validação de incidentes e alterações, acompanhamento técnico, instalação e desinstalação de equipamentos, recebimento e envio de equipamentos, entre outras atribuições.</text:p>
      <text:p text:style-name="Horizontal_20_Line"/>
      <text:h text:style-name="Heading_20_3" text:outline-level="3"><text:bookmark-start text:name="vip-systems"/><text:span text:style-name="T1">VIP Systems</text:span><text:bookmark-end text:name="vip-systems"/></text:h>
      <text:p text:style-name="First_20_paragraph"><text:span text:style-name="T1">Analista de suporte</text:span> - <text:span text:style-name="Source_Text">02/2013 - 06/2013</text:span></text:p>
      <text:p text:style-name="Text_20_body">Suporte aos sistemas desenvolvidos na empresa, como controle de acesso, sistemas de caixa, tecnologia RFID, etc. Manutenção e montagem de equipamentos para clientes e demonstrações comerciais, incluindo equipamentos RFID.</text:p>
      <text:p text:style-name="Horizontal_20_Line"/>
      <text:h text:style-name="Heading_20_3" text:outline-level="3"><text:bookmark-start text:name="sitel-brasil"/><text:span text:style-name="T1">Sitel Brasil</text:span><text:bookmark-end text:name="sitel-brasil"/></text:h>
      <text:p text:style-name="First_20_paragraph"><text:span text:style-name="T1">Analista de Suporte</text:span> - <text:span text:style-name="Source_Text">12/2012 - 02/2013</text:span></text:p>
      <text:p text:style-name="Text_20_body">Serviço e suporte para garantia de equipamentos Lenovo.</text:p>
      <text:p text:style-name="Horizontal_20_Line"/>
      <text:h text:style-name="Heading_20_2" text:outline-level="2"><text:bookmark-start text:name="perfil"/>Perfil<text:bookmark-end text:name="perfil"/></text:h>
      <text:h text:style-name="Heading_20_3" text:outline-level="3"><text:bookmark-start text:name="formação"/>Formação<text:bookmark-end text:name="formação"/></text:h>
      <text:p text:style-name="Horizontal_20_Line"/>
      <text:h text:style-name="Heading_20_4" text:outline-level="4"><text:bookmark-start text:name="análise-e-desenvolvimento-de-sistemas"/><text:span text:style-name="T1">Análise e Desenvolvimento de Sistemas</text:span><text:bookmark-end text:name="análise-e-desenvolvimento-de-sistemas"/></text:h>
      <text:p text:style-name="First_20_paragraph">Fatec Carapicuiba</text:p>
      <text:p text:style-name="Text_20_body"><text:span text:style-name="Source_Text">02/2016 – 12/2016</text:span></text:p>
      <text:p text:style-name="Text_20_body"><text:span text:style-name="Source_Text">02/2013 – 06/2013</text:span></text:p>
      <text:p text:style-name="Horizontal_20_Line"/>
      <text:h text:style-name="Heading_20_4" text:outline-level="4"><text:bookmark-start text:name="web-design"/><text:span text:style-name="T1">Web Design</text:span><text:bookmark-end text:name="web-design"/></text:h>
      <text:p text:style-name="First_20_paragraph">ITB Maria Sylvia Chaluppe Mello</text:p>
      <text:p text:style-name="Text_20_body"><text:span text:style-name="Source_Text">07/2012 - 12/2012</text:span></text:p>
      <text:p text:style-name="Horizontal_20_Line"/>
      <text:h text:style-name="Heading_20_4" text:outline-level="4"><text:bookmark-start text:name="ensino-médio"/><text:span text:style-name="T1">Ensino Médio</text:span><text:bookmark-end text:name="ensino-médio"/></text:h>
      <text:p text:style-name="First_20_paragraph">Federal Institute of Education, Science and Technology of São Paulo</text:p>
      <text:p text:style-name="Horizontal_20_Line"/>
      <text:h text:style-name="Heading_20_4" text:outline-level="4"><text:bookmark-start text:name="curso-teens-office"/><text:span text:style-name="T1">Curso Teens Office</text:span><text:bookmark-end text:name="curso-teens-office"/></text:h>
      <text:p text:style-name="First_20_paragraph">Microcamp Barueri</text:p>
      <text:p text:style-name="Text_20_body"><text:span text:style-name="Source_Text">01/2003 - 07/2004</text:span></text:p>
      <text:p text:style-name="Horizontal_20_Line"/>
      <text:h text:style-name="Heading_20_3" text:outline-level="3"><text:bookmark-start text:name="cursos"/>Cursos<text:bookmark-end text:name="cursos"/></text:h>
      <text:list text:style-name="L13">
        <text:list-item>
          <text:p text:style-name="P13"><text:span text:style-name="T1">Building Scalable APIs with GraphQL,</text:span> Samer Buna – Pluralsight</text:p>
        </text:list-item>
        <text:list-item>
          <text:p text:style-name="P13"><text:span text:style-name="T1">Building Data-driven React Applications with Relay, GraphQL, and Flux,</text:span> Samer Buna – Pluralsight</text:p>
        </text:list-item>
        <text:list-item>
          <text:p text:style-name="P13"><text:span text:style-name="T1">Advanced Node.js,</text:span> Samer Buna – Pluralsight</text:p>
        </text:list-item>
        <text:list-item>
          <text:p text:style-name="P13"><text:span text:style-name="T1">Understanding Machine Learning with Python,</text:span> Jerry Kurata – Pluralsight</text:p>
        </text:list-item>
        <text:list-item>
          <text:p text:style-name="P13"><text:span text:style-name="T1">AWS Developer - An Introduction to AWS Lambda,</text:span> Steve Michelotti – Pluralsight</text:p>
        </text:list-item>
        <text:list-item>
          <text:p text:style-name="P13"><text:span text:style-name="T1">See more at</text:span> <text:a xlink:type="simple" xlink:href="app.pluralsight.com/profile/alanmarcell" office:name=""><text:span text:style-name="Definition">pluralsight.com</text:span></text:a></text:p>
        </text:list-item>
      </text:list>
      <text:p text:style-name="Horizontal_20_Line"/>
      <text:h text:style-name="Heading_20_3" text:outline-level="3"><text:bookmark-start text:name="idiomas"/>Idiomas<text:bookmark-end text:name="idiomas"/></text:h>
      <text:list text:style-name="L14">
        <text:list-item>
          <text:p text:style-name="P14"><text:span text:style-name="T1">Inglês:</text:span> Avançado</text:p>
        </text:list-item>
        <text:list-item>
          <text:p text:style-name="P14"><text:span text:style-name="T1">Espanhol:</text:span> Proficiente</text:p>
        </text:list-item>
        <text:list-item>
          <text:p text:style-name="P14"><text:span text:style-name="T1">Francês:</text:span> Iniciante# Alan Marcell de Oliveira</text:p>
        </text:list-item>
      </text:list>
      <text:p text:style-name="First_20_paragraph"><text:span text:style-name="T1">Email:</text:span> <text:a xlink:type="simple" xlink:href="mailto:alanmarcell@live.com" office:name=""><text:span text:style-name="Definition">alanmarcell@live.com</text:span></text:a><text:line-break/><text:span text:style-name="T1">Github:</text:span> <text:a xlink:type="simple" xlink:href="github.com/alanmarcell" office:name=""><text:span text:style-name="Definition">github.com/alanmarcell</text:span></text:a><text:line-break/><text:span text:style-name="T1">Linkedin:</text:span> <text:a xlink:type="simple" xlink:href="https://linkedin.com/in/alanmarcell" office:name=""><text:span text:style-name="Definition">linkedin.com/in/alanmarcell</text:span></text:a></text:p>
      <text:p text:style-name="Horizontal_20_Line"/>
      <text:h text:style-name="Heading_20_2" text:outline-level="2"><text:bookmark-start text:name="resumo-1"/>## Resumo<text:bookmark-end text:name="resumo-1"/></text:h>
      <text:h text:style-name="Heading_20_3" text:outline-level="3"><text:bookmark-start text:name="objetivo-profissional-1"/>Objetivo Profissional<text:bookmark-end text:name="objetivo-profissional-1"/></text:h>
      <text:p text:style-name="First_20_paragraph">FullStack Developer</text:p>
      <text:p text:style-name="Horizontal_20_Line"/>
      <text:h text:style-name="Heading_20_3" text:outline-level="3"><text:bookmark-start text:name="tecnologias-preferidas-1"/>Tecnologias preferidas<text:bookmark-end text:name="tecnologias-preferidas-1"/></text:h>
      <text:p text:style-name="First_20_paragraph">React, React Native, Redux, GraphQL, NodeJS, Docker, ES6, Postgre, MongoDB, Detox, Cypress, Jest.</text:p>
      <text:p text:style-name="Horizontal_20_Line"/>
      <text:h text:style-name="Heading_20_3" text:outline-level="3"><text:bookmark-start text:name="metodologias-preferidas-1"/>Metodologias preferidas<text:bookmark-end text:name="metodologias-preferidas-1"/></text:h>
      <text:p text:style-name="First_20_paragraph">Functional Programming, Test Driven Design (TDD), Clean Code, Mobile First, Agile, Micro-services, Event Oriented Architecture, Serverless.</text:p>
      <text:p text:style-name="Horizontal_20_Line"/>
      <text:h text:style-name="Heading_20_3" text:outline-level="3"><text:bookmark-start text:name="ferramentas-preferidas-1"/>Ferramentas preferidas<text:bookmark-end text:name="ferramentas-preferidas-1"/></text:h>
      <text:p text:style-name="First_20_paragraph">Visual Studio Code, Gitlab, Manjaro Linux, MacOS, Terminator, Fish, Travis, Netlify, Bitrise, Dynatrace, JMeter, NPM Registry.</text:p>
      <text:p text:style-name="Horizontal_20_Line"/>
      <text:h text:style-name="Heading_20_2" text:outline-level="2"><text:bookmark-start text:name="experiência-profissional-1"/>## Experiência profissional<text:bookmark-end text:name="experiência-profissional-1"/></text:h>
      <text:h text:style-name="Heading_20_3" text:outline-level="3"><text:bookmark-start text:name="qintess-1"/><text:span text:style-name="T1">Qintess</text:span><text:bookmark-end text:name="qintess-1"/></text:h>
      <text:p text:style-name="First_20_paragraph"><text:span text:style-name="T1">Fullstack Engineer</text:span> - <text:span text:style-name="Source_Text">20/04/2020 - Current</text:span></text:p>
      <text:h text:style-name="Heading_20_4" text:outline-level="4"><text:bookmark-start text:name="natura---global-sales-platform---technical-evolutions-squad-1"/>Natura - Global Sales Platform - Technical Evolutions Squad<text:bookmark-end text:name="natura---global-sales-platform---technical-evolutions-squad-1"/></text:h>
      <text:p text:style-name="First_20_paragraph">Nesse time, nossos principais objetivos eram aumentar o desempenho e a resiliência enquanto diminuíamos o custo de infraestrutura. O apdex inicial foi de 0,79 e após 6 meses de evoluções técnicas atingiu 0,96. Essa conquista não demandou nenhum incremento no custo de infraestrutura, melhor ainda, conseguimos reduzir o custo em cerca de 5%.</text:p>
      <text:list text:style-name="L15">
        <text:list-item>
          <text:p text:style-name="P15"><text:span text:style-name="T1">Principais tecnologias:</text:span> NodeJS, ReactJS, GraphQL, Postgre, Scylla, Docker, AWS, Jest, Jenkins, Dynatrace, JMeter, NPM Registry.</text:p>
        </text:list-item>
        <text:list-item>
          <text:p text:style-name="P15"><text:span text:style-name="T1">Principais metodologias:</text:span> Micro-services, Serverless, Event Oriented Architecture, Agile, Object Oriented Programming</text:p>
        </text:list-item>
      </text:list>
      <text:p text:style-name="Horizontal_20_Line"/>
      <text:h text:style-name="Heading_20_3" text:outline-level="3"><text:bookmark-start text:name="amodev---consultor-associado-1"/><text:span text:style-name="T1">Amodev</text:span> - Consultor Associado<text:bookmark-end text:name="amodev---consultor-associado-1"/></text:h>
      <text:h text:style-name="Heading_20_4" text:outline-level="4"><text:bookmark-start text:name="budbuds.us---ferramenta-de-avaliação-e-controle-de-safra-1"/>Budbuds.us - Ferramenta de avaliação e controle de safra<text:bookmark-end text:name="budbuds.us---ferramenta-de-avaliação-e-controle-de-safra-1"/></text:h>
      <text:p text:style-name="First_20_paragraph"><text:span text:style-name="T1">Fullstack Engineer</text:span> - <text:span text:style-name="Source_Text">01/11/2017 – Atual</text:span></text:p>
      <text:p text:style-name="Text_20_body">Aplicativo de plataforma cruzada de avaliação e controle de safra desenvolvido em React Native</text:p>
      <text:list text:style-name="L16">
        <text:list-item>
          <text:p text:style-name="P16"><text:span text:style-name="T1">Principais tecnologias:</text:span> React Native, Graphql, NodeJs, Docker, Hapi, Postgre, Redux, Redux-Saga, Detox, Jest, Enzyme</text:p>
        </text:list-item>
        <text:list-item>
          <text:p text:style-name="P16"><text:span text:style-name="T1">Principais metodologias:</text:span> Clean Code, TDD, MVP Canvas</text:p>
        </text:list-item>
      </text:list>
      <text:p text:style-name="First_20_paragraph"><text:a xlink:type="simple" xlink:href="https://play.google.com/store/apps/details?id=us.budbuds" office:name=""><text:span text:style-name="Definition"><draw:frame draw:name="img8" svg:width="28.896321070234112pt" svg:height="9.632107023411372pt"><draw:image xlink:href="Pictures/7.png" xlink:type="simple" xlink:show="embed" xlink:actuate="onLoad"/></draw:frame></text:span></text:a> <text:a xlink:type="simple" xlink:href="https://itunes.apple.com/us/app/budbuds-us/id1112825348" office:name=""><text:span text:style-name="Definition"><draw:frame draw:name="img9" svg:width="97.07865168539325pt" svg:height="32.359550561797754pt"><draw:image xlink:href="Pictures/8.png" xlink:type="simple" xlink:show="embed" xlink:actuate="onLoad"/></draw:frame></text:span></text:a></text:p>
      <text:h text:style-name="Heading_20_4" text:outline-level="4"><text:bookmark-start text:name="dong---de-olho-na-gôndola-1"/>DONG - De olho na gôndola<text:bookmark-end text:name="dong---de-olho-na-gôndola-1"/></text:h>
      <text:p text:style-name="First_20_paragraph"><text:span text:style-name="T1">Fullstack Engineer</text:span> - <text:span text:style-name="Source_Text">01/03/2019 – 01/09/2019</text:span></text:p>
      <text:p text:style-name="Text_20_body">Aplicativo de trade marketing com GPS geolocalizado, backoffice de coleta de dados dinâmica controlada, histórico de visitas, etc.</text:p>
      <text:list text:style-name="L17">
        <text:list-item>
          <text:p text:style-name="P17"><text:span text:style-name="T1">Principais tecnologias:</text:span> React Native, GraphQL, NodeJs, Hapi, SQL Server, Redux</text:p>
        </text:list-item>
        <text:list-item>
          <text:p text:style-name="P17"><text:span text:style-name="T1">Principais metodologias:</text:span> Clean Code, TDD, Functional programming</text:p>
        </text:list-item>
      </text:list>
      <text:p text:style-name="First_20_paragraph"><text:a xlink:type="simple" xlink:href="https://play.google.com/store/apps/details?id=com.appmais" office:name=""><text:span text:style-name="Definition"><draw:frame draw:name="img10" svg:width="28.896321070234112pt" svg:height="9.632107023411372pt"><draw:image xlink:href="Pictures/9.png" xlink:type="simple" xlink:show="embed" xlink:actuate="onLoad"/></draw:frame></text:span></text:a></text:p>
      <text:h text:style-name="Heading_20_4" text:outline-level="4"><text:bookmark-start text:name="bitpreço-simulador-clube-bitcoin---cripto-currency-marketplace-and-simulator-1"/><text:a xlink:type="simple" xlink:href="https://market.bitpreco.com" office:name=""><text:span text:style-name="Definition">bitPreço</text:span></text:a> / <text:a xlink:type="simple" xlink:href="https://simulador.clubebitcoin.net/login" office:name=""><text:span text:style-name="Definition">Simulador Clube Bitcoin</text:span></text:a> - Cripto Currency Marketplace and Simulator<text:bookmark-end text:name="bitpreço-simulador-clube-bitcoin---cripto-currency-marketplace-and-simulator-1"/></text:h>
      <text:p text:style-name="First_20_paragraph"><text:span text:style-name="T1">Front-end Architect</text:span> - <text:span text:style-name="Source_Text">06/2018 – 10/2018</text:span></text:p>
      <text:p text:style-name="Text_20_body">Inicialmente, um projeto de troca de moedas criptográficas que acabou se transformando em um mercado de moedas criptográficas. Conta ainda com o Simulador Club Bitcoin, um simulador para o mercado de criptomoedas.</text:p>
      <text:list text:style-name="L18">
        <text:list-item>
          <text:p text:style-name="P18"><text:span text:style-name="T1">Principais tecnologias:</text:span> ReactJS, RestAPI, Redux, Redux-Saga, Material-UI, Cypress, Jest, Enzyme, StoryBook</text:p>
        </text:list-item>
        <text:list-item>
          <text:p text:style-name="P18"><text:span text:style-name="T1">Principais metodologias:</text:span> Clean Code, TDD, Mobile First, Lean Startup</text:p>
        </text:list-item>
      </text:list>
      <text:p text:style-name="Horizontal_20_Line"/>
      <text:h text:style-name="Heading_20_3" text:outline-level="3"><text:bookmark-start text:name="devires-tecnologia-1"/><text:span text:style-name="T1">Devires Tecnologia</text:span><text:bookmark-end text:name="devires-tecnologia-1"/></text:h>
      <text:p text:style-name="First_20_paragraph"><text:span text:style-name="T1">Fullstack Engineer</text:span> - <text:span text:style-name="Source_Text">01/08/2019 - 27/03/2020</text:span></text:p>
      <text:h text:style-name="Heading_20_4" text:outline-level="4"><text:bookmark-start text:name="qsaúde-web-ecommerce-portal-1"/>QSaúde Web Ecommerce Portal<text:bookmark-end text:name="qsaúde-web-ecommerce-portal-1"/></text:h>
      <text:p text:style-name="First_20_paragraph">Portal web para adesão ao plano de saúde</text:p>
      <text:list text:style-name="L19">
        <text:list-item>
          <text:p text:style-name="P19"><text:span text:style-name="T1">Principais tecnologias:</text:span> ReactJS, GraphQL, NodeJS, SQL Server, Typescript, Docker, Azure, Jest, Cypress</text:p>
        </text:list-item>
        <text:list-item>
          <text:p text:style-name="P19"><text:span text:style-name="T1">Principais metodologias:</text:span> Clean Architecture, Agile, Scrum, Object Oriented Programming</text:p>
        </text:list-item>
      </text:list>
      <text:h text:style-name="Heading_20_4" text:outline-level="4"><text:bookmark-start text:name="qsaúde-mobile-application-1"/>QSaúde Mobile Application<text:bookmark-end text:name="qsaúde-mobile-application-1"/></text:h>
      <text:p text:style-name="First_20_paragraph">Aplicativo para plano de saúde com funcionalidades como telemedicina, agendamento de consultas, mapa de hospitais, consultórios e laboratórios, questionário pessoal de saúde entre outros recursos.</text:p>
      <text:list text:style-name="L20">
        <text:list-item>
          <text:p text:style-name="P20"><text:span text:style-name="T1">Principais tecnologias:</text:span> React Native, GraphQL, NodeJS, Typescript, Azure, Jest, Detox</text:p>
        </text:list-item>
        <text:list-item>
          <text:p text:style-name="P20"><text:span text:style-name="T1">Principais metodologias:</text:span> Agile, Scrum, Functional Programming</text:p>
        </text:list-item>
      </text:list>
      <text:p text:style-name="First_20_paragraph"><text:a xlink:type="simple" xlink:href="https://play.google.com/store/apps/details?id=br.com.qsaude&amp;hl=es_BO" office:name=""><text:span text:style-name="Definition"><draw:frame draw:name="img11" svg:width="28.896321070234112pt" svg:height="9.632107023411372pt"><draw:image xlink:href="Pictures/10.png" xlink:type="simple" xlink:show="embed" xlink:actuate="onLoad"/></draw:frame></text:span></text:a> <text:a xlink:type="simple" xlink:href="https://apps.apple.com/br/app/qsa%C3%BAde/id1449620787" office:name=""><text:span text:style-name="Definition"><draw:frame draw:name="img12" svg:width="97.07865168539325pt" svg:height="32.359550561797754pt"><draw:image xlink:href="Pictures/11.png" xlink:type="simple" xlink:show="embed" xlink:actuate="onLoad"/></draw:frame></text:span></text:a></text:p>
      <text:p text:style-name="Horizontal_20_Line"/>
      <text:h text:style-name="Heading_20_3" text:outline-level="3"><text:bookmark-start text:name="accenture-1"/><text:span text:style-name="T1">Accenture</text:span><text:bookmark-end text:name="accenture-1"/></text:h>
      <text:p text:style-name="First_20_paragraph"><text:span text:style-name="T1">Analista de Integração de Negócios Digitais</text:span> - <text:span text:style-name="Source_Text">01/08/2017 – 01/11/2017</text:span></text:p>
      <text:h text:style-name="Heading_20_4" text:outline-level="4"><text:bookmark-start text:name="vai-de-visa---aplicativo-da-web-campanha-da-visa-1"/>Vai de Visa - Aplicativo da web campanha da Visa<text:bookmark-end text:name="vai-de-visa---aplicativo-da-web-campanha-da-visa-1"/></text:h>
      <text:list text:style-name="L21">
        <text:list-item>
          <text:p text:style-name="P21"><text:span text:style-name="T1">Principal tecnologia:</text:span> Angular 4</text:p>
        </text:list-item>
      </text:list>
      <text:p text:style-name="Horizontal_20_Line"/>
      <text:h text:style-name="Heading_20_3" text:outline-level="3"><text:bookmark-start text:name="fcamara-treinamento-e-consultoria-1"/><text:span text:style-name="T1">FCamara Treinamento e Consultoria</text:span><text:bookmark-end text:name="fcamara-treinamento-e-consultoria-1"/></text:h>
      <text:p text:style-name="First_20_paragraph"><text:span text:style-name="T1">Fullstack Developer</text:span> - <text:span text:style-name="Source_Text">07/04/2017 – 09/06/2017</text:span></text:p>
      <text:h text:style-name="Heading_20_4" text:outline-level="4"><text:bookmark-start text:name="linkapi-1"/>Linkapi<text:bookmark-end text:name="linkapi-1"/></text:h>
      <text:p text:style-name="First_20_paragraph">Plataforma de Integração</text:p>
      <text:list text:style-name="L22">
        <text:list-item>
          <text:p text:style-name="P22"><text:span text:style-name="T1">Principais tecnologias:</text:span> NodeJS, MongoDB, Docker, RabbitMQ, Pm2, Mocha, ES6, AngularJs</text:p>
        </text:list-item>
        <text:list-item>
          <text:p text:style-name="P22"><text:span text:style-name="T1">Principais metodologias:</text:span> Clean Code, TDD, MVP Canvas</text:p>
        </text:list-item>
      </text:list>
      <text:p text:style-name="First_20_paragraph"><text:span text:style-name="T1">Estagiário</text:span> - <text:span text:style-name="Source_Text">07/12/2016 – 07/04/2017</text:span></text:p>
      <text:h text:style-name="Heading_20_4" text:outline-level="4"><text:bookmark-start text:name="bematech-gdi-1"/>Bematech GDI<text:bookmark-end text:name="bematech-gdi-1"/></text:h>
      <text:p text:style-name="First_20_paragraph">App in Ionic 2 for POS Report Management</text:p>
      <text:list text:style-name="L23">
        <text:list-item>
          <text:p text:style-name="P23"><text:span text:style-name="T1">Principais tecnologias:</text:span> Ionic 2, Angular2, Typescript</text:p>
        </text:list-item>
      </text:list>
      <text:p text:style-name="First_20_paragraph"><text:a xlink:type="simple" xlink:href="https://play.google.com/store/apps/details?id=com.bematech.gdi" office:name=""><text:span text:style-name="Definition"><draw:frame draw:name="img13" svg:width="28.896321070234112pt" svg:height="9.632107023411372pt"><draw:image xlink:href="Pictures/12.png" xlink:type="simple" xlink:show="embed" xlink:actuate="onLoad"/></draw:frame></text:span></text:a> <text:a xlink:type="simple" xlink:href="https://itunes.apple.com/br/app/bematech-gdi/id1062372210" office:name=""><text:span text:style-name="Definition"><draw:frame draw:name="img14" svg:width="97.07865168539325pt" svg:height="32.359550561797754pt"><draw:image xlink:href="Pictures/13.png" xlink:type="simple" xlink:show="embed" xlink:actuate="onLoad"/></draw:frame></text:span></text:a></text:p>
      <text:h text:style-name="Heading_20_4" text:outline-level="4"><text:bookmark-start text:name="asp.net-e-commerce-performance-analysis-1"/>ASP.NET E-commerce performance analysis<text:bookmark-end text:name="asp.net-e-commerce-performance-analysis-1"/></text:h>
      <text:list text:style-name="L24">
        <text:list-item>
          <text:p text:style-name="P24"><text:span text:style-name="T1">Principais tecnologia:</text:span> Visual Studio Web Test, New Relic, Dynatrace, Fiddler</text:p>
        </text:list-item>
      </text:list>
      <text:h text:style-name="Heading_20_5" text:outline-level="5"><text:bookmark-start text:name="vencedor-do-big-hackaton-onu-na-campus-party-10---projeto-health-keeper-1"/>Vencedor do Big Hackaton-ONU na Campus Party 10 - Projeto Health Keeper<text:bookmark-end text:name="vencedor-do-big-hackaton-onu-na-campus-party-10---projeto-health-keeper-1"/></text:h>
      <text:list text:style-name="L25">
        <text:list-item>
          <text:p text:style-name="P25"><text:span text:style-name="T1">Principais tecnologias:</text:span> AngularJs, NodeJS, MongoDB, Express</text:p>
        </text:list-item>
      </text:list>
      <text:p text:style-name="Horizontal_20_Line"/>
      <text:h text:style-name="Heading_20_3" text:outline-level="3"><text:bookmark-start text:name="ângelo-ocanã-consultoria-e-treinamento-1"/><text:span text:style-name="T1">Ângelo Ocanã Consultoria e Treinamento</text:span><text:bookmark-end text:name="ângelo-ocanã-consultoria-e-treinamento-1"/></text:h>
      <text:p text:style-name="First_20_paragraph"><text:span text:style-name="T1">Estagiário</text:span> - <text:span text:style-name="Source_Text">13/04/2016 – 13/10/2016</text:span></text:p>
      <text:h text:style-name="Heading_20_4" text:outline-level="4"><text:bookmark-start text:name="section-1"/><text:bookmark-end text:name="section-1"/></text:h>
      <text:p text:style-name="First_20_paragraph">Staffgeist - Web App para Avaliação do Local de Trabalho</text:p>
      <text:list text:style-name="L26">
        <text:list-item>
          <text:p text:style-name="P26"><text:span text:style-name="T1">Principais tecnologias:</text:span> MVC, API, Angular JS, .NET 4.5 using C# language</text:p>
        </text:list-item>
        <text:list-item>
          <text:p text:style-name="P26"><text:span text:style-name="T1">Principais metodologias:</text:span> Domain Driven Design (DDD), Test Domain Development (TDD)</text:p>
        </text:list-item>
        <text:list-item>
          <text:p text:style-name="P26"><text:span text:style-name="T1">Database:</text:span> MongoDB</text:p>
        </text:list-item>
      </text:list>
      <text:p text:style-name="Horizontal_20_Line"/>
      <text:h text:style-name="Heading_20_3" text:outline-level="3"><text:bookmark-start text:name="reorder-it-consulting-1"/><text:span text:style-name="T1">Reorder IT Consulting</text:span><text:bookmark-end text:name="reorder-it-consulting-1"/></text:h>
      <text:p text:style-name="First_20_paragraph"><text:span text:style-name="T1">Analista de suporte</text:span> - <text:span text:style-name="Source_Text">19/08/2016 – 13/06/2016</text:span></text:p>
      <text:p text:style-name="Text_20_body">Suporte de Data Center Tier III: T-Systems: Gerenciamento de fitas de backup, servidor físico e monitoramento de infraestrutura, validação de incidentes e alterações, acompanhamento técnico, instalação e desinstalação de equipamentos, recebimento e envio de equipamentos, entre outras atribuições.</text:p>
      <text:p text:style-name="Horizontal_20_Line"/>
      <text:h text:style-name="Heading_20_3" text:outline-level="3"><text:bookmark-start text:name="vip-systems-1"/><text:span text:style-name="T1">VIP Systems</text:span><text:bookmark-end text:name="vip-systems-1"/></text:h>
      <text:p text:style-name="First_20_paragraph"><text:span text:style-name="T1">Analista de suporte</text:span> - <text:span text:style-name="Source_Text">02/2013 - 06/2013</text:span></text:p>
      <text:p text:style-name="Text_20_body">Suporte aos sistemas desenvolvidos na empresa, como controle de acesso, sistemas de caixa, tecnologia RFID, etc. Manutenção e montagem de equipamentos para clientes e demonstrações comerciais, incluindo equipamentos RFID.</text:p>
      <text:p text:style-name="Horizontal_20_Line"/>
      <text:h text:style-name="Heading_20_3" text:outline-level="3"><text:bookmark-start text:name="sitel-brasil-1"/><text:span text:style-name="T1">Sitel Brasil</text:span><text:bookmark-end text:name="sitel-brasil-1"/></text:h>
      <text:p text:style-name="First_20_paragraph"><text:span text:style-name="T1">Analista de Suporte</text:span> - <text:span text:style-name="Source_Text">12/2012 - 02/2013</text:span></text:p>
      <text:p text:style-name="Text_20_body">Serviço e suporte para garantia de equipamentos Lenovo.</text:p>
      <text:p text:style-name="Horizontal_20_Line"/>
      <text:h text:style-name="Heading_20_2" text:outline-level="2"><text:bookmark-start text:name="perfil-1"/>Perfil<text:bookmark-end text:name="perfil-1"/></text:h>
      <text:h text:style-name="Heading_20_3" text:outline-level="3"><text:bookmark-start text:name="formação-1"/>Formação<text:bookmark-end text:name="formação-1"/></text:h>
      <text:p text:style-name="Horizontal_20_Line"/>
      <text:h text:style-name="Heading_20_4" text:outline-level="4"><text:bookmark-start text:name="análise-e-desenvolvimento-de-sistemas-1"/><text:span text:style-name="T1">Análise e Desenvolvimento de Sistemas</text:span><text:bookmark-end text:name="análise-e-desenvolvimento-de-sistemas-1"/></text:h>
      <text:p text:style-name="First_20_paragraph">Fatec Carapicuiba</text:p>
      <text:p text:style-name="Text_20_body"><text:span text:style-name="Source_Text">02/2016 – 12/2016</text:span></text:p>
      <text:p text:style-name="Text_20_body"><text:span text:style-name="Source_Text">02/2013 – 06/2013</text:span></text:p>
      <text:p text:style-name="Horizontal_20_Line"/>
      <text:h text:style-name="Heading_20_4" text:outline-level="4"><text:bookmark-start text:name="web-design-1"/><text:span text:style-name="T1">Web Design</text:span><text:bookmark-end text:name="web-design-1"/></text:h>
      <text:p text:style-name="First_20_paragraph">ITB Maria Sylvia Chaluppe Mello</text:p>
      <text:p text:style-name="Text_20_body"><text:span text:style-name="Source_Text">07/2012 - 12/2012</text:span></text:p>
      <text:p text:style-name="Horizontal_20_Line"/>
      <text:h text:style-name="Heading_20_4" text:outline-level="4"><text:bookmark-start text:name="ensino-médio-1"/><text:span text:style-name="T1">Ensino Médio</text:span><text:bookmark-end text:name="ensino-médio-1"/></text:h>
      <text:p text:style-name="First_20_paragraph">Federal Institute of Education, Science and Technology of São Paulo</text:p>
      <text:p text:style-name="Horizontal_20_Line"/>
      <text:h text:style-name="Heading_20_4" text:outline-level="4"><text:bookmark-start text:name="curso-teens-office-1"/><text:span text:style-name="T1">Curso Teens Office</text:span><text:bookmark-end text:name="curso-teens-office-1"/></text:h>
      <text:p text:style-name="First_20_paragraph">Microcamp Barueri</text:p>
      <text:p text:style-name="Text_20_body"><text:span text:style-name="Source_Text">01/2003 - 07/2004</text:span></text:p>
      <text:p text:style-name="Horizontal_20_Line"/>
      <text:h text:style-name="Heading_20_3" text:outline-level="3"><text:bookmark-start text:name="cursos-1"/>Cursos<text:bookmark-end text:name="cursos-1"/></text:h>
      <text:list text:style-name="L27">
        <text:list-item>
          <text:p text:style-name="P27"><text:span text:style-name="T1">Building Scalable APIs with GraphQL,</text:span> Samer Buna – Pluralsight</text:p>
        </text:list-item>
        <text:list-item>
          <text:p text:style-name="P27"><text:span text:style-name="T1">Building Data-driven React Applications with Relay, GraphQL, and Flux,</text:span> Samer Buna – Pluralsight</text:p>
        </text:list-item>
        <text:list-item>
          <text:p text:style-name="P27"><text:span text:style-name="T1">Advanced Node.js,</text:span> Samer Buna – Pluralsight</text:p>
        </text:list-item>
        <text:list-item>
          <text:p text:style-name="P27"><text:span text:style-name="T1">Understanding Machine Learning with Python,</text:span> Jerry Kurata – Pluralsight</text:p>
        </text:list-item>
        <text:list-item>
          <text:p text:style-name="P27"><text:span text:style-name="T1">AWS Developer - An Introduction to AWS Lambda,</text:span> Steve Michelotti – Pluralsight</text:p>
        </text:list-item>
        <text:list-item>
          <text:p text:style-name="P27"><text:span text:style-name="T1">See more at</text:span> <text:a xlink:type="simple" xlink:href="app.pluralsight.com/profile/alanmarcell" office:name=""><text:span text:style-name="Definition">pluralsight.com</text:span></text:a></text:p>
        </text:list-item>
      </text:list>
      <text:p text:style-name="Horizontal_20_Line"/>
      <text:h text:style-name="Heading_20_3" text:outline-level="3"><text:bookmark-start text:name="idiomas-1"/>Idiomas<text:bookmark-end text:name="idiomas-1"/></text:h>
      <text:list text:style-name="L28">
        <text:list-item>
          <text:p text:style-name="P28"><text:span text:style-name="T1">Inglês:</text:span> Avançado</text:p>
        </text:list-item>
        <text:list-item>
          <text:p text:style-name="P28"><text:span text:style-name="T1">Espanhol:</text:span> Proficiente</text:p>
        </text:list-item>
        <text:list-item>
          <text:p text:style-name="P28"><text:span text:style-name="T1">Francês:</text:span> Inician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/>
    <dc:description/>
    <dc:subject/>
    <meta:keyword/>
    <meta:initial-creator/>
    <dc:creator/>
    <meta:creation-date>2020-10-27T14:44:33Z</meta:creation-date>
    <dc:date>2020-10-27T14:44:33Z</dc:date>
  </office:meta>
</office:document-meta>
</file>